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erHttpRequestTests.mutateDoesNotPreventAccessToNative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erHttpRequestTests.mutateUriAnd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rverHttpRequestTests.createRequest( String uri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HttpRequestTests.mutateSsl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verHttpRequestTests.createRequest( String uriString , String context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HttpRequestTests.mutateHeaderBySettingHeader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rverHttpRequestTests.queryParamsWithEncoded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verHttpRequestTests.mutateContextPathWithoutUpdatingPathShouldFa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erHttpRequestTests.mutateWithExistingContex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rverHttpRequestTests.queryParamsN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erHttpRequestTests.queryParamsWithEmpty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verHttpRequestTests.queryParamsWithMultiple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HttpServletRequest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HttpRequestTests.queryParamsWithNo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verHttpRequestTests.mutateWithInvalid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HttpRequestTests.mutateReques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HttpServletRequest.setReadListener( ReadListener read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erHttpRequestTests.queryPara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erHttpRequestTests.mutateContentTypeHeader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erHttpRequestTests.mutateHeadersViaConsu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rverHttpRequestTests.mutatePathWithEncodedQueryPara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HttpServletRequest.TestHttpServletRequest( URI uri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